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96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9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2" style:family="paragraph" style:parent-style-name="Standard" style:list-style-name="L96">
      <style:text-properties style:font-name="Arial" fo:font-size="13pt" style:font-name-asian="Arimo" style:font-size-asian="13pt" style:font-size-complex="13pt"/>
    </style:style>
    <style:style style:name="P23" style:family="paragraph" style:parent-style-name="Table_20_Contents">
      <style:text-properties style:font-name="ＭＳ Ｐゴシック" style:font-name-asian="ＭＳ Ｐゴシック"/>
    </style:style>
    <style:style style:name="P2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3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国立市富士見台二丁目新築計画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9">晴れ。雲あり。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9">谷保駅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578356222643219690" text:style-name="L1">
              <text:list-item>
                <text:p text:style-name="P25">開始　　９：３０ぐらいか</text:p>
              </text:list-item>
              <text:list-item>
                <text:p text:style-name="P25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5276368323773219568" text:style-name="L2">
              <text:list-item>
                <text:p text:style-name="P26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5148765958062787254" text:style-name="L3">
              <text:list-item>
                <text:p text:style-name="P27">バイブ２人。私が担当した人は、メガネあり。５０前後か。１７３ぐらい。やや、痩せている。</text:p>
              </text:list-item>
              <text:list-item>
                <text:p text:style-name="P27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27">洗いの人。バイブの２番目の人と、顔立ちが似ている。１７０少しか。顔つきが、やはり、発達系の特徴を見せている。</text:p>
              </text:list-item>
              <text:list-item>
                <text:p text:style-name="P27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5886574558590785686" text:style-name="L4">
              <text:list-item>
                <text:p text:style-name="P28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7480471612786236332" text:style-name="L5">
              <text:list-item>
                <text:p text:style-name="P29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442934416897618066" text:style-name="L6">
              <text:list-item>
                <text:p text:style-name="P30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8665742527565371841" text:style-name="L7">
              <text:list-item>
                <text:p text:style-name="P31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8069848299824225807" text:style-name="L8">
              <text:list-item>
                <text:p text:style-name="P32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5727017817642358583" text:style-name="L9">
              <text:list-item>
                <text:p text:style-name="P33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398242208232620383" text:style-name="L10">
              <text:list-item>
                <text:p text:style-name="P34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8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8071328133518254636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7418136624973822320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4472954615729210126" text:style-name="L13">
              <text:list-item>
                <text:p text:style-name="P37">現場の近く。駅への途中。「健祐」という漢字を載せた看板。を、掲げてある、作業場。</text:p>
              </text:list-item>
              <text:list-item>
                <text:p text:style-name="P37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5517560638558074355" text:style-name="L14">
              <text:list-item>
                <text:p text:style-name="P3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6372280456782247136" text:style-name="L15">
              <text:list-item>
                <text:p text:style-name="P39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9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744736626102022414" text:style-name="L16">
              <text:list-item>
                <text:p text:style-name="P40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3"/>
      <text:p text:style-name="P4">[/ XXXX] 20210527_163034</text:p>
      <text:p text:style-name="P5"/>
      <text:p text:style-name="P7"/>
      <text:p text:style-name="P2">---------------------------------------------------------------</text:p>
      <text:p text:style-name="P4">[XXX] 20210605_151517</text:p>
      <text:p text:style-name="P13"><text:soft-page-break/>myself / towa diary / XXX</text:p>
      <text:p text:style-name="P3"><text:span text:style-name="T3">作業日：6</text:span><text:span text:style-name="T5">/04</text:span><text:span text:style-name="T4"> f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9">社会福祉法人まごころ　まごごろタウン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9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9">団地坂上（バス）　百合ケ丘（鉄道）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3632303943161691628" text:style-name="L17">
              <text:list-item>
                <text:p text:style-name="P41">開始　：　９時頃か？</text:p>
              </text:list-item>
              <text:list-item>
                <text:p text:style-name="P41">詰所到着　：　４：１０ぐらいか。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7966601340447885982" text:style-name="L18">
              <text:list-item>
                <text:p text:style-name="P42">FUJITA。３人。一人は、ベトナムか。</text:p>
              </text:list-item>
              <text:list-item>
                <text:p text:style-name="P42">職長らしき人、前にも、前回か、一緒になった。４０前後か、若く見える。かっぷく、良し。</text:p>
              </text:list-item>
              <text:list-item>
                <text:p text:style-name="P42">もう一人の日本人。３０半ばか。１６５少し。ヒゲあり。あご、ほお。</text:p>
              </text:list-item>
              <text:list-item>
                <text:p text:style-name="P42">trzeci osób jest osobą wietnamskim.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8882816595259556767" text:style-name="L19">
              <text:list-item>
                <text:p text:style-name="P43">バイブ、二人。ともに、ベトナム人。２０代後半か。手馴れ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2178205935695444707" text:style-name="L20">
              <text:list-item>
                <text:p text:style-name="P44">設備の相番。東和から。小杉営業所所属。検校さん。鹿児島出身（か？）住まいも、小杉。６１歳。電気が、小学生のときから好き。自宅に、オーディオなど、多数あり。ハンダ付け、得意。スピーカーも自作する。中学生の頃（と言っていたか）、ダンボールで自作した。真空管も持っている。アンプを作った。「重厚な」音がする、とのこと。フリーマーケットに好んで行く。大井競馬場で、大きなフリマがある。いまはコロナで、ない。解体屋さんが、品々を持ち込む。３０万を一日で儲ける、とのこと。今日の（金曜）仕事、前日の６時に電話が来た。明日の土曜、休みたい、とのこと。以前は、メーカに勤めていた。その後、テレビ関係。『鑑定団』という番組の制作に携わっていた（かなにか、制作の話しをした）。以前に、ケーナを買う。音が出ない。後、出た。その時点で、まあいいか、と、おしまい。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5938477367908989243" text:style-name="L21">
              <text:list-item>
                <text:p text:style-name="P45">朝、ゲートを開けた人は、女性。４０半ばか、１６０弱、小柄。声が、なにか、絡みつくような声色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3620879928700811935" text:style-name="L22">
              <text:list-item>
                <text:p text:style-name="P46">赤いシャツを着た人がいる。</text:p>
              </text:list-item>
              <text:list-item>
                <text:p text:style-name="P46">親方さんらしき人。５０半ばか。中背。バイブの、ベトナムの人と、気軽に談話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1520682884109124557" text:style-name="L23">
              <text:list-item>
                <text:p text:style-name="P47">１７５ぐらい。顔立ちは、キリリとしてい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6292364556370964081" text:style-name="L24">
              <text:list-item>
                <text:p text:style-name="P48">４人ぐらい、いたか、スラブで見かけた人は。一人、打設、モルタル出しの前に、設備の相番はどこだ！といったことを、怒鳴っている。設備の人は、表情を変えず、ただ、すいません、と受けている。この監督さんは、顔色、浅黒い。結婚指輪、あり。体格の横幅、ややあり。</text:p>
              </text:list-item>
              <text:list-item>
                <text:p text:style-name="P48">朝の朝礼は、会議室にて。</text:p>
              </text:list-item>
            </text:list>
          </table:table-cell>
        </table:table-row>
        <text:soft-page-break/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1731231494109074244" text:style-name="L25">
              <text:list-item>
                <text:p text:style-name="P49">扶桑電気の人。終わったあとのサインの時、あいさつした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3540628493035923775" text:style-name="L26">
              <text:list-item>
                <text:p text:style-name="P50">斉藤さん。下の名は、建二さん。以前２回、一緒になっている。職長をしてもらった。日報のサイン、元々は、各自用意。終わって詰所。斉藤さんは１０分ぐらい早く、上がっている。斉藤さんの日報に、私の名前を連名するよう、促してくれ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8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758646802394686941" text:style-name="L27">
              <text:list-item>
                <text:p text:style-name="P51">区画の端に位置する、階段から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5558209887466117973" text:style-name="L28">
              <text:list-item>
                <text:p text:style-name="P52">帰り。百合ケ丘駅まで、歩き。検校さんと。同氏は、朝も、徒歩。武蔵溝の口で、別れる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3287700215874266828" text:style-name="L29">
              <text:list-item>
                <text:p text:style-name="P53">団地がある。現場は、坂を上がって、少しなだらかになっている場所にあ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8682905317097095838" text:style-name="L30">
              <text:list-item>
                <text:p text:style-name="P54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8817955581434277058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170394802108413641" text:style-name="L32">
              <text:list-item>
                <text:p text:style-name="P56">スラブへ渡してある、階段。濡れている。滑るだろう、重心に位置によっては。</text:p>
              </text:list-item>
            </text:list>
          </table:table-cell>
        </table:table-row>
      </table:table>
      <text:p text:style-name="P13"/>
      <text:p text:style-name="P4">[/ XXXX] 20210605_155821</text:p>
      <text:p text:style-name="P5"/>
      <text:p text:style-name="P7"/>
      <text:p text:style-name="P2">---------------------------------------------------------------</text:p>
      <text:p text:style-name="P4">[XXX] 20210611_141120</text:p>
      <text:p text:style-name="P13">myself / towa diary / XXX</text:p>
      <text:p text:style-name="P3"><text:span text:style-name="T3">作業日：06</text:span><text:span text:style-name="T5">/</text:span></text:p>
      <text:p text:style-name="P3"><text:span text:style-name="T5">09</text:span><text:span text:style-name="T4"> w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社会福祉法人まごころ　まごごろタウン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団地坂上（バス）　百合ケ丘（鉄道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<text:soft-page-break/>刻</text:p>
          </table:table-cell>
          <table:table-cell table:style-name="表1.C2" office:value-type="string">
            <text:list xml:id="list6866139941751778474" text:style-name="L33">
              <text:list-item>
                <text:p text:style-name="P57">開始　：　９時頃には、始まっていたか</text:p>
              </text:list-item>
              <text:list-item>
                <text:p text:style-name="P57">詰所到着　：　１５：１０頃だった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666624475559205853" text:style-name="L34">
              <text:list-item>
                <text:p text:style-name="P58">「FUJITA」。自分のいたチーム。二人。一人は、前回も、ホース口を担当していた。恰幅のいい人。「ひらの」氏。もう一人は、弟さんらしい。ひょろっとした体格。１７３ぐらいか。猫背。黒いシャツ。まつげが長い。ホースを取ることはなく、傍らで見てい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035414127413176296" text:style-name="L35">
              <text:list-item>
                <text:p text:style-name="P59">前回と同じ人たち。バイブ２人。一人は、小柄。「鈴木土木」という名前が入っていたか、メット。６０前後か。「社長！」と呼びかけられていた。一度。声に張りがある。精力的。声がでかい。私や、他の土工さんなどに、なにか指示や注意を出すとき、大声で、一喝する。怒鳴る、というのとは違う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493280661442368670" text:style-name="L36">
              <text:list-item>
                <text:p text:style-name="P60">設備の相番の人。女の人。小柄。１６０弱か。体格は、細い、というよりは、華奢な印象。バイブの人が動いて、バイブの太コード（仮称）に、たるみが幾重かできているが、この人は、何も反応しない。</text:p>
              </text:list-item>
              <text:list-item>
                <text:p text:style-name="P60">終盤、私が、線を引くようにと、言葉をかける。この人は、ニッと笑みを作る。それだけ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6727622478408701141" text:style-name="L37">
              <text:list-item>
                <text:p text:style-name="P61">６人ぐらいいたか。終了後、通用口を出る。マスクを顎の下へ下ろす。の時、ゲートにいた人、一人と、目が合う。私は、頭を軽く下げ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1588685415593837002" text:style-name="L38">
              <text:list-item>
                <text:p text:style-name="P62">「仲地フロアー」。メットに、「なかち」と入れている人が、２人はいた。一人は、職長か。腹が出ている。両名とも、顔の肌は、浅黒い。目がクリリとしてい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6405227545040516578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631212699171703626" text:style-name="L40">
              <text:list-item>
                <text:p text:style-name="P64">前回の人。前回、スラブで、開始前の時間、怒鳴り声を上げていた人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013957613438829090" text:style-name="L41">
              <text:list-item>
                <text:p text:style-name="P65">遠藤さん、だったか、職長の人。小柄１６５ぐらい。目がくりっとしている。もう一人の人、うまく思い出せない。１７０少し、あったか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742817696423461309" text:style-name="L42">
              <text:list-item>
                <text:p text:style-name="P66">斎藤建二さん。終わりは、建二さんのチームが先。１０分ぐらい、差があったか。最後、もう、既打設のスラブへ上がった頃、見上げると、水飲み場に、建二さんがいる。私は、手を上げる。「戻ってこい！」と、大声を出す。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80628338992346234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5547584379499656854" text:style-name="L44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7552525071704953800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882222487859060137" text:style-name="L46">
              <text:list-item>
                <text:p text:style-name="P70">昼休み。詰所は、席がほぼふさがっている。喫煙室の前の一画。長椅子がいくつか置かれている。その前方の、柵。の、パイプの１本の頭に、ガ<text:soft-page-break/>ラ袋を載せる。それによって出来た小さな陰。の下に入る。</text:p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474028962624711203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098025604728385577" text:style-name="L48">
              <text:list-item>
                <text:p text:style-name="P72">足場階段の上り下り。足を踏み外しやすい。両手で、周囲のパイプ、階段のプレートなど、掴みながら歩行。</text:p>
              </text:list-item>
            </text:list>
          </table:table-cell>
        </table:table-row>
      </table:table>
      <text:p text:style-name="P13"/>
      <text:p text:style-name="P4">[/ XXXX] 20210611_142931</text:p>
      <text:p text:style-name="P5"/>
      <text:p text:style-name="P7"/>
      <text:p text:style-name="P2">---------------------------------------------------------------</text:p>
      <text:p text:style-name="P4">[XXX] 20210615_140205</text:p>
      <text:p text:style-name="P13">myself / towa diary / XXX</text:p>
      <text:p text:style-name="P3"><text:span text:style-name="T3">作業日：6</text:span><text:span text:style-name="T5">/14</text:span><text:span text:style-name="T4"> m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国立市富士見台二丁目新築計画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雨、のち曇り。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谷保駅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167885597433155437" text:style-name="L49">
              <text:list-item>
                <text:p text:style-name="P73">開始　　　９：１０ごろ</text:p>
              </text:list-item>
              <text:list-item>
                <text:p text:style-name="P73">詰所到着　　１５：５５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6161254114969956475" text:style-name="L50">
              <text:list-item>
                <text:p text:style-name="P74">FUJITA。自分のいた班は、前回も見かけた、ガタイのいい人。「ひらの」さん。一人捌き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8569045151690354655" text:style-name="L51">
              <text:list-item>
                <text:p text:style-name="P75">前回と同じ。「アトピー顔」と呼ぶのか、親方さん。バイブ２人、ともに、東南アジア。ベトナムではないか。肌の浅黒さが、ベトナムの人たちよりも、深い。カンボジアか。</text:p>
              </text:list-item>
              <text:list-item>
                <text:p text:style-name="P75">自分が担当したバイブの人。目が、下向きの半円。上目に見る。帰りがけ、喫煙所にいるとこへ行って、肩を叩いて、それじゃ、と声をかけた。</text:p>
              </text:list-item>
              <text:list-item>
                <text:p text:style-name="P75">髪を伸ばして、後ろで束ねている人。小柄な、レゲエっぽいナリの人。また、いた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628925479669398587" text:style-name="L52">
              <text:list-item>
                <text:p text:style-name="P76">２人。一人は、前回と同じ、本職の人。私がいた班を担当。もう一人は、「しのずか」さん。本職は、鉄筋。３０何人かを使っているとのこと。仕事がないときは、「遊んでいてもしょうがない」ので、こうやって、手伝っているとのこと。</text:p>
              </text:list-item>
              <text:list-item>
                <text:p text:style-name="P76">前回にいた、背の高い、発達関連の特徴のある、バイブ担当の人。いないかった。洗いを担当していた人も。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oft-page-break/><text:span text:style-name="T2">警備</text:span></text:p>
          </table:table-cell>
          <table:table-cell table:style-name="表2.C2" office:value-type="string">
            <text:list xml:id="list9039644390794862577" text:style-name="L53">
              <text:list-item>
                <text:p text:style-name="P77">職長さん。朝、ゲートを開けてくれる。最初、７時過ぎに現れるが、「７時１<text:soft-page-break/>５分にならないと、開けられないから」と、伝え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9304808389017007" text:style-name="L54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6976058557364541696" text:style-name="L55">
              <text:list-item>
                <text:p text:style-name="P79">２人。一人は、１６５ぐらい。小柄。身のこなし、軽い。丸顔。</text:p>
              </text:list-item>
              <text:list-item>
                <text:p text:style-name="P79">もう一人は、初めに入った日、朝、監督に怒鳴り上げていた人。見た目は、むしろ温厚。打設途中、１度、怒鳴りたてを出した。設備の相番の人によると、土間屋さんあたりに、怒鳴っていた。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744269265554339796" text:style-name="L56">
              <text:list-item>
                <text:p text:style-name="P80">所長。もう一人、若い人。１７３ぐらい。３０前後か。痩せている。</text:p>
              </text:list-item>
              <text:list-item>
                <text:p text:style-name="P80">３人目。年配の人。これまでにもいた。結婚指輪を嵌めている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7456293807641540230" text:style-name="L57">
              <text:list-item>
                <text:p text:style-name="P81">東田さん。もう一人、職長さん。この人に、サインをもらった。目の淵に、シワがある。５０前後か。東田さんは、一日、ピットで作業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1100667652833433093" text:style-name="L58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8423088844936057181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1067809298234609981" text:style-name="L60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1020221375600935347" text:style-name="L61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6339897370664229262" text:style-name="L62">
              <text:list-item>
                <text:p text:style-name="P86">「しのずか」さん。千葉出身。香取市。娘さんが一人。マニラにいる。医学部に通っている。２４歳。あと２年すると、楽になれる、とのこと。学費を払い終えるか、らしい。</text:p>
              </text:list-item>
              <text:list-item>
                <text:p text:style-name="P86">正月は、フィリピンで過ごすとのこと。ここ、２０何年か。かみさんは、半分スペイン人。娘さんの写真、見せてもらった。顔立ちは、目が大きい。南欧人の顔立ち。肌は、やや黒い。</text:p>
              </text:list-item>
              <text:list-item>
                <text:p text:style-name="P86">マニラにある家。ゲートがついている。無断で入ってきたら、撃ち殺しても、罪には問われない、とのこと。</text:p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9223195159577397611" text:style-name="L63">
              <text:list-item>
                <text:p text:style-name="P8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3564622036352390152" text:style-name="L64">
              <text:list-item>
                <text:p text:style-name="P88"/>
              </text:list-item>
            </text:list>
          </table:table-cell>
        </table:table-row>
      </table:table>
      <text:p text:style-name="P13"/>
      <text:p text:style-name="P4">[/ XXXX] 20210615_141656</text:p>
      <text:p text:style-name="P13"><text:soft-page-break/></text:p>
      <text:p text:style-name="P7"/>
      <text:p text:style-name="P2">---------------------------------------------------------------</text:p>
      <text:p text:style-name="P4">[XXX] 20210626_122127 (-20 min ?)</text:p>
      <text:p text:style-name="P13">myself / towa diary / XXX</text:p>
      <text:p text:style-name="P3"><text:span text:style-name="T3">作業日：6</text:span><text:span text:style-name="T5">/24</text:span><text:span text:style-name="T4"> th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墨田区亀沢４丁目計画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曇り、のち、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錦糸町駅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4205026008710836471" text:style-name="L97">
              <text:list-item>
                <text:p text:style-name="P119">開始　：　１０：２５</text:p>
              </text:list-item>
              <text:list-item>
                <text:p text:style-name="P119">詰所到着　１４：５０ごろ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3451748996043768397" text:style-name="L65">
              <text:list-item>
                <text:p text:style-name="P89">「○○○○○アッソー」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349329620447396714" text:style-name="L66">
              <text:list-item>
                <text:p text:style-name="P90">バイブ２人。一人は、髪を伸ばしている。（P1）後ろで束ねている。やや太め。１７３ぐらいか。「ヒャヒャヒャ」、と、笑い声をあげる。スイッチの指示は、こちらに顔を向けて、出してくれる。</text:p>
              </text:list-item>
              <text:list-item>
                <text:p text:style-name="P90">もう一人のバイブの人。メガメ、あったか。１７３ぐらい。がっちりした体つき。顔の皮膚、アトピーの跡か。作業開始の前、電気の相番の人に、「今日は、電気屋さん次第だな！（作業の出来不出来は）」と、冗談混じりに、告げてい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5496625213668338871" text:style-name="L67">
              <text:list-item>
                <text:p text:style-name="P91">本職の人。打設のあと、電気の作業を、すぐに始めていた。詰所の、天井から下げている、照明の台。そこへ、ケーブルをかけて、なにか作業をしている。顔つきは、２０代後半か。若く見える。キツネ顔。目は、なにかしら、曇り、あり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061838327061798305" text:style-name="L68">
              <text:list-item>
                <text:p text:style-name="P92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50742589748072740" text:style-name="L69">
              <text:list-item>
                <text:p text:style-name="P93">年配の人、一人。私が、ウォッシャーで、タオルを濡らそうとしていると、「はいはい」か何か、声をかけて、器具を自ら持って、水を出してくれる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766733459476080338" text:style-name="L70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3727478132476677032" text:style-name="L71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334542743256035896" text:style-name="L72">
              <text:list-item>
                <text:p text:style-name="P96">イワサキさん。ホクシンではなく、「黒田設備サービス」か何かの、会社名。ホクシンさんから、仕事を請けているか。</text:p>
              </text:list-item>
              <text:list-item>
                <text:p text:style-name="P96"><text:soft-page-break/>１５時頃、電話をかける。２階に来てくれとのこと。電話口では、２階の１４号室、と聞いたと思う。行ってみると、１４ではなく、９号室だったか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632626899411614039" text:style-name="L73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6791716036057977743" text:style-name="L74">
              <text:list-item>
                <text:p text:style-name="P9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204806443117709545" text:style-name="L75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192819298041224328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8015157726119780528" text:style-name="L77">
              <text:list-item>
                <text:p text:style-name="P101">打設の後半、しゃがんで、背中と腰を伸ばす。すると、バイブの、アトピー顔の人が、「大丈夫！？」と、声をかけてくる。熱中症だったら、すぐに言ってくれ、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994532939272965508" text:style-name="L78">
              <text:list-item>
                <text:p text:style-name="P10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790887125847739069" text:style-name="L79">
              <text:list-item>
                <text:p text:style-name="P103">スラブ上での転倒。土工さんが、立ち位置を大きく変えるとき、自分も、素早く動こうとする。そのとき、差し金に脚がひっかかる。スラブのボイドに、つまづく。ことが、まま、ある。</text:p>
              </text:list-item>
            </text:list>
          </table:table-cell>
        </table:table-row>
      </table:table>
      <text:p text:style-name="P13"/>
      <text:p text:style-name="P4">[/ XXXX] 20210626_122127</text:p>
      <text:p text:style-name="P13"/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/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B2" office:value-type="string">
            <text:p text:style-name="P8">3-2</text:p>
            <text:p text:style-name="P8"><text:soft-page-break/></text:p>
          </table:table-cell>
          <table:table-cell table:style-name="表4.B2" office:value-type="string">
            <text:p text:style-name="P9">開始／<text:soft-page-break/>終了時刻</text:p>
          </table:table-cell>
          <table:table-cell table:style-name="表4.C2" office:value-type="string">
            <text:list xml:id="list32433784" text:continue-list="list3632303943161691628" text:style-name="L17">
              <text:list-item>
                <text:p text:style-name="P41">開始</text:p>
              </text:list-item>
              <text:list-item>
                <text:p text:style-name="P41"><text:soft-page-break/>詰所到着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1361936739571866063" text:style-name="L98">
              <text:list-item>
                <text:p text:style-name="P120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802442628651282060" text:style-name="L99">
              <text:list-item>
                <text:p text:style-name="P121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6608951693798291376" text:style-name="L100">
              <text:list-item>
                <text:p text:style-name="P122"/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34216209962164066" text:style-name="L101">
              <text:list-item>
                <text:p text:style-name="P12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2838552296793746628" text:style-name="L102">
              <text:list-item>
                <text:p text:style-name="P124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4160032753810205656" text:style-name="L103">
              <text:list-item>
                <text:p text:style-name="P125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3639388101855039413" text:style-name="L104">
              <text:list-item>
                <text:p text:style-name="P126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2617187978546788260" text:style-name="L105">
              <text:list-item>
                <text:p text:style-name="P12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418249746897567285" text:style-name="L106">
              <text:list-item>
                <text:p text:style-name="P12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347639369006034093" text:style-name="L107">
              <text:list-item>
                <text:p text:style-name="P12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3022665087995985666" text:style-name="L108">
              <text:list-item>
                <text:p text:style-name="P13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6784280142529852937" text:style-name="L109">
              <text:list-item>
                <text:p text:style-name="P131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327518840721565192" text:style-name="L110">
              <text:list-item>
                <text:p text:style-name="P132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7018838135593008081" text:style-name="L111">
              <text:list-item>
                <text:p text:style-name="P133"/>
              </text:list-item>
            </text:list>
          </table:table-cell>
        </table:table-row>
        <text:soft-page-break/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546820031380101626" text:style-name="L112">
              <text:list-item>
                <text:p text:style-name="P134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2451601" text:continue-list="list32433784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125873607320967562" text:style-name="L80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920034016586333292" text:style-name="L81">
              <text:list-item>
                <text:p text:style-name="P10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6261772738430708910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480597705728311482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347163578862325669" text:style-name="L84">
              <text:list-item>
                <text:p text:style-name="P10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3319511028264715596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<text:soft-page-break/>ん</text:p>
          </table:table-cell>
          <table:table-cell table:style-name="表13.C2" office:value-type="string">
            <text:list xml:id="list7141136616863813164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73596869007900675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1625865250481427639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6146400335146057457" text:style-name="L89">
              <text:list-item>
                <text:p text:style-name="P11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16515904124791351" text:style-name="L90">
              <text:list-item>
                <text:p text:style-name="P11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4190919112523126771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106728599488015401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8291905674561715324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732151008253257951" text:style-name="L94">
              <text:list-item>
                <text:p text:style-name="P118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8282707615316445864" text:style-name="L95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<text:soft-page-break/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8189572819122621073" text:style-name="L96">
        <text:list-item>
          <text:p text:style-name="P15"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2443921" text:continue-numbering="true" text:style-name="L96">
        <text:list-item>
          <text:p text:style-name="P22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6-26T12:22:15.95</dc:date>
    <dc:creator>iwabuchi ken</dc:creator>
    <meta:editing-duration>P1DT17H46M9S</meta:editing-duration>
    <meta:editing-cycles>270</meta:editing-cycles>
    <meta:generator>OpenOffice/4.1.3$Win32 OpenOffice.org_project/413m1$Build-9783</meta:generator>
    <meta:document-statistic meta:table-count="8" meta:image-count="0" meta:object-count="0" meta:page-count="13" meta:paragraph-count="394" meta:word-count="6444" meta:character-count="8532"/>
  </office:meta>
</office:document-meta>
</file>